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 xmlns:fo="urn:oasis:names:tc:opendocument:xmlns:xsl-fo-compatible:1.0" xmlns:style="urn:oasis:names:tc:opendocument:xmlns:style:1.0" xmlns:dc="http://purl.org/dc/elements/1.1/" xmlns:number="urn:oasis:names:tc:opendocument:xmlns:datastyle:1.0" office:version="1.2">
  <office:automatic-styles>
    <number:date-style style:name="datestyle">
      <number:year number:style="long"/>
      <number:text>-</number:text>
      <number:month number:style="long"/>
      <number:text>-</number:text>
      <number:day/>
    </number:date-style>
  </office:automatic-styles>
  <office:body>
    <office:spreadsheet>
      <table:table table:name="feuille1">
        <table:table-column/>
        <table:table-column/>
        <table:table-row>
          <table:table-cell>
            <text:p>Champ8</text:p>
          </table:table-cell>
          <table:table-cell>
            <text:p>Groupe</text:p>
          </table:table-cell>
        </table:table-row>
        <table:table-row>
          <table:table-cell>
            <text:p>563.0</text:p>
          </table:table-cell>
          <table:table-cell>
            <text:p>G1</text:p>
          </table:table-cell>
        </table:table-row>
        <table:table-row>
          <table:table-cell>
            <text:p>186.0</text:p>
          </table:table-cell>
          <table:table-cell>
            <text:p>G1</text:p>
          </table:table-cell>
        </table:table-row>
        <table:table-row>
          <table:table-cell>
            <text:p>914.0</text:p>
          </table:table-cell>
          <table:table-cell>
            <text:p>G2</text:p>
          </table:table-cell>
        </table:table-row>
        <table:table-row>
          <table:table-cell>
            <text:p>655.0</text:p>
          </table:table-cell>
          <table:table-cell>
            <text:p>G2</text:p>
          </table:table-cell>
        </table:table-row>
        <table:table-row>
          <table:table-cell>
            <text:p>612.0</text:p>
          </table:table-cell>
          <table:table-cell>
            <text:p>G3</text:p>
          </table:table-cell>
        </table:table-row>
        <table:table-row>
          <table:table-cell>
            <text:p>721.0</text:p>
          </table:table-cell>
          <table:table-cell>
            <text:p>G3</text:p>
          </table:table-cell>
        </table:table-row>
        <table:table-row>
          <table:table-cell>
            <text:p>692.0</text:p>
          </table:table-cell>
          <table:table-cell>
            <text:p>G4</text:p>
          </table:table-cell>
        </table:table-row>
        <table:table-row>
          <table:table-cell>
            <text:p>811.0</text:p>
          </table:table-cell>
          <table:table-cell>
            <text:p>G4</text:p>
          </table:table-cell>
        </table:table-row>
        <table:table-row>
          <table:table-cell>
            <text:p>451.0</text:p>
          </table:table-cell>
          <table:table-cell>
            <text:p>G5</text:p>
          </table:table-cell>
        </table:table-row>
        <table:table-row>
          <table:table-cell>
            <text:p>440.0</text:p>
          </table:table-cell>
          <table:table-cell>
            <text:p>G5</text:p>
          </table:table-cell>
        </table:table-row>
        <table:table-row>
          <table:table-cell>
            <text:p>514.0</text:p>
          </table:table-cell>
          <table:table-cell>
            <text:p>G6</text:p>
          </table:table-cell>
        </table:table-row>
        <table:table-row>
          <table:table-cell>
            <text:p>922.0</text:p>
          </table:table-cell>
          <table:table-cell>
            <text:p>G6</text:p>
          </table:table-cell>
        </table:table-row>
        <table:table-row>
          <table:table-cell>
            <text:p>457.0</text:p>
          </table:table-cell>
          <table:table-cell>
            <text:p>G7</text:p>
          </table:table-cell>
        </table:table-row>
        <table:table-row>
          <table:table-cell>
            <text:p>931.0</text:p>
          </table:table-cell>
          <table:table-cell>
            <text:p>G7</text:p>
          </table:table-cell>
        </table:table-row>
        <table:table-row>
          <table:table-cell>
            <text:p>751.0</text:p>
          </table:table-cell>
          <table:table-cell>
            <text:p>G8</text:p>
          </table:table-cell>
        </table:table-row>
        <table:table-row>
          <table:table-cell>
            <text:p>889.0</text:p>
          </table:table-cell>
          <table:table-cell>
            <text:p>G8</text:p>
          </table:table-cell>
        </table:table-row>
        <table:table-row>
          <table:table-cell>
            <text:p>915.0</text:p>
          </table:table-cell>
          <table:table-cell>
            <text:p>G9</text:p>
          </table:table-cell>
        </table:table-row>
        <table:table-row>
          <table:table-cell>
            <text:p>911.0</text:p>
          </table:table-cell>
          <table:table-cell>
            <text:p>G9</text:p>
          </table:table-cell>
        </table:table-row>
        <table:table-row>
          <table:table-cell>
            <text:p>321.0</text:p>
          </table:table-cell>
          <table:table-cell>
            <text:p>G10</text:p>
          </table:table-cell>
        </table:table-row>
        <table:table-row>
          <table:table-cell>
            <text:p>810.0</text:p>
          </table:table-cell>
          <table:table-cell>
            <text:p>G10</text:p>
          </table:table-cell>
        </table:table-row>
        <table:table-row>
          <table:table-cell>
            <text:p>57.0</text:p>
          </table:table-cell>
          <table:table-cell>
            <text:p>G11</text:p>
          </table:table-cell>
        </table:table-row>
        <table:table-row>
          <table:table-cell>
            <text:p>884.0</text:p>
          </table:table-cell>
          <table:table-cell>
            <text:p>G11</text:p>
          </table:table-cell>
        </table:table-row>
        <table:table-row>
          <table:table-cell>
            <text:p>406.0</text:p>
          </table:table-cell>
          <table:table-cell>
            <text:p>G12</text:p>
          </table:table-cell>
        </table:table-row>
        <table:table-row>
          <table:table-cell>
            <text:p>627.0</text:p>
          </table:table-cell>
          <table:table-cell>
            <text:p>G12</text:p>
          </table:table-cell>
        </table:table-row>
        <table:table-row>
          <table:table-cell>
            <text:p>238.0</text:p>
          </table:table-cell>
          <table:table-cell>
            <text:p>G13</text:p>
          </table:table-cell>
        </table:table-row>
        <table:table-row>
          <table:table-cell>
            <text:p>658.0</text:p>
          </table:table-cell>
          <table:table-cell>
            <text:p>G13</text:p>
          </table:table-cell>
        </table:table-row>
        <table:table-row>
          <table:table-cell>
            <text:p>40.0</text:p>
          </table:table-cell>
          <table:table-cell>
            <text:p>G14</text:p>
          </table:table-cell>
        </table:table-row>
        <table:table-row>
          <table:table-cell>
            <text:p>102.0</text:p>
          </table:table-cell>
          <table:table-cell>
            <text:p>G14</text:p>
          </table:table-cell>
        </table:table-row>
        <table:table-row>
          <table:table-cell>
            <text:p>861.0</text:p>
          </table:table-cell>
          <table:table-cell>
            <text:p>G15</text:p>
          </table:table-cell>
        </table:table-row>
        <table:table-row>
          <table:table-cell>
            <text:p>895.0</text:p>
          </table:table-cell>
          <table:table-cell>
            <text:p>G15</text:p>
          </table:table-cell>
        </table:table-row>
        <table:table-row>
          <table:table-cell>
            <text:p>135.0</text:p>
          </table:table-cell>
          <table:table-cell>
            <text:p>G16</text:p>
          </table:table-cell>
        </table:table-row>
        <table:table-row>
          <table:table-cell>
            <text:p>999.0</text:p>
          </table:table-cell>
          <table:table-cell>
            <text:p>G16</text:p>
          </table:table-cell>
        </table:table-row>
        <table:table-row>
          <table:table-cell>
            <text:p>315.0</text:p>
          </table:table-cell>
          <table:table-cell>
            <text:p>G17</text:p>
          </table:table-cell>
        </table:table-row>
        <table:table-row>
          <table:table-cell>
            <text:p>476.0</text:p>
          </table:table-cell>
          <table:table-cell>
            <text:p>G17</text:p>
          </table:table-cell>
        </table:table-row>
        <table:table-row>
          <table:table-cell>
            <text:p>133.0</text:p>
          </table:table-cell>
          <table:table-cell>
            <text:p>G18</text:p>
          </table:table-cell>
        </table:table-row>
        <table:table-row>
          <table:table-cell>
            <text:p>390.0</text:p>
          </table:table-cell>
          <table:table-cell>
            <text:p>G18</text:p>
          </table:table-cell>
        </table:table-row>
        <table:table-row>
          <table:table-cell>
            <text:p>735.0</text:p>
          </table:table-cell>
          <table:table-cell>
            <text:p>G19</text:p>
          </table:table-cell>
        </table:table-row>
        <table:table-row>
          <table:table-cell>
            <text:p>211.0</text:p>
          </table:table-cell>
          <table:table-cell>
            <text:p>G19</text:p>
          </table:table-cell>
        </table:table-row>
        <table:table-row>
          <table:table-cell>
            <text:p>337.0</text:p>
          </table:table-cell>
          <table:table-cell>
            <text:p>G20</text:p>
          </table:table-cell>
        </table:table-row>
        <table:table-row>
          <table:table-cell>
            <text:p>6.0</text:p>
          </table:table-cell>
          <table:table-cell>
            <text:p>G20</text:p>
          </table:table-cell>
        </table:table-row>
        <table:table-row>
          <table:table-cell>
            <text:p>434.0</text:p>
          </table:table-cell>
          <table:table-cell>
            <text:p>G21</text:p>
          </table:table-cell>
        </table:table-row>
        <table:table-row>
          <table:table-cell>
            <text:p>142.0</text:p>
          </table:table-cell>
          <table:table-cell>
            <text:p>G21</text:p>
          </table:table-cell>
        </table:table-row>
        <table:table-row>
          <table:table-cell>
            <text:p>111.0</text:p>
          </table:table-cell>
          <table:table-cell>
            <text:p>G22</text:p>
          </table:table-cell>
        </table:table-row>
        <table:table-row>
          <table:table-cell>
            <text:p>904.0</text:p>
          </table:table-cell>
          <table:table-cell>
            <text:p>G22</text:p>
          </table:table-cell>
        </table:table-row>
        <table:table-row>
          <table:table-cell>
            <text:p>539.0</text:p>
          </table:table-cell>
          <table:table-cell>
            <text:p>G23</text:p>
          </table:table-cell>
        </table:table-row>
        <table:table-row>
          <table:table-cell>
            <text:p>589.0</text:p>
          </table:table-cell>
          <table:table-cell>
            <text:p>G23</text:p>
          </table:table-cell>
        </table:table-row>
        <table:table-row>
          <table:table-cell>
            <text:p>881.0</text:p>
          </table:table-cell>
          <table:table-cell>
            <text:p>G24</text:p>
          </table:table-cell>
        </table:table-row>
        <table:table-row>
          <table:table-cell>
            <text:p>678.0</text:p>
          </table:table-cell>
          <table:table-cell>
            <text:p>G24</text:p>
          </table:table-cell>
        </table:table-row>
        <table:table-row>
          <table:table-cell>
            <text:p>130.0</text:p>
          </table:table-cell>
          <table:table-cell>
            <text:p>G25</text:p>
          </table:table-cell>
        </table:table-row>
        <table:table-row>
          <table:table-cell>
            <text:p>293.0</text:p>
          </table:table-cell>
          <table:table-cell>
            <text:p>G25</text:p>
          </table:table-cell>
        </table:table-row>
        <table:table-row>
          <table:table-cell>
            <text:p>895.0</text:p>
          </table:table-cell>
          <table:table-cell>
            <text:p>G26</text:p>
          </table:table-cell>
        </table:table-row>
        <table:table-row>
          <table:table-cell>
            <text:p>105.0</text:p>
          </table:table-cell>
          <table:table-cell>
            <text:p>G26</text:p>
          </table:table-cell>
        </table:table-row>
        <table:table-row>
          <table:table-cell>
            <text:p>697.0</text:p>
          </table:table-cell>
          <table:table-cell>
            <text:p>G27</text:p>
          </table:table-cell>
        </table:table-row>
        <table:table-row>
          <table:table-cell>
            <text:p>85.0</text:p>
          </table:table-cell>
          <table:table-cell>
            <text:p>G27</text:p>
          </table:table-cell>
        </table:table-row>
        <table:table-row>
          <table:table-cell>
            <text:p>21.0</text:p>
          </table:table-cell>
          <table:table-cell>
            <text:p>G28</text:p>
          </table:table-cell>
        </table:table-row>
        <table:table-row>
          <table:table-cell>
            <text:p>5.0</text:p>
          </table:table-cell>
          <table:table-cell>
            <text:p>G28</text:p>
          </table:table-cell>
        </table:table-row>
        <table:table-row>
          <table:table-cell>
            <text:p>894.0</text:p>
          </table:table-cell>
          <table:table-cell>
            <text:p>G29</text:p>
          </table:table-cell>
        </table:table-row>
        <table:table-row>
          <table:table-cell>
            <text:p>441.0</text:p>
          </table:table-cell>
          <table:table-cell>
            <text:p>G29</text:p>
          </table:table-cell>
        </table:table-row>
        <table:table-row>
          <table:table-cell>
            <text:p>160.0</text:p>
          </table:table-cell>
          <table:table-cell>
            <text:p>G30</text:p>
          </table:table-cell>
        </table:table-row>
        <table:table-row>
          <table:table-cell>
            <text:p>832.0</text:p>
          </table:table-cell>
          <table:table-cell>
            <text:p>G30</text:p>
          </table:table-cell>
        </table:table-row>
        <table:table-row>
          <table:table-cell>
            <text:p>387.0</text:p>
          </table:table-cell>
          <table:table-cell>
            <text:p>G31</text:p>
          </table:table-cell>
        </table:table-row>
        <table:table-row>
          <table:table-cell>
            <text:p>494.0</text:p>
          </table:table-cell>
          <table:table-cell>
            <text:p>G31</text:p>
          </table:table-cell>
        </table:table-row>
        <table:table-row>
          <table:table-cell>
            <text:p>244.0</text:p>
          </table:table-cell>
          <table:table-cell>
            <text:p>G32</text:p>
          </table:table-cell>
        </table:table-row>
        <table:table-row>
          <table:table-cell>
            <text:p>591.0</text:p>
          </table:table-cell>
          <table:table-cell>
            <text:p>G32</text:p>
          </table:table-cell>
        </table:table-row>
        <table:table-row>
          <table:table-cell>
            <text:p>502.0</text:p>
          </table:table-cell>
          <table:table-cell>
            <text:p>G33</text:p>
          </table:table-cell>
        </table:table-row>
        <table:table-row>
          <table:table-cell>
            <text:p>136.0</text:p>
          </table:table-cell>
          <table:table-cell>
            <text:p>G33</text:p>
          </table:table-cell>
        </table:table-row>
        <table:table-row>
          <table:table-cell>
            <text:p>959.0</text:p>
          </table:table-cell>
          <table:table-cell>
            <text:p>G34</text:p>
          </table:table-cell>
        </table:table-row>
        <table:table-row>
          <table:table-cell>
            <text:p>487.0</text:p>
          </table:table-cell>
          <table:table-cell>
            <text:p>G34</text:p>
          </table:table-cell>
        </table:table-row>
        <table:table-row>
          <table:table-cell>
            <text:p>147.0</text:p>
          </table:table-cell>
          <table:table-cell>
            <text:p>G35</text:p>
          </table:table-cell>
        </table:table-row>
        <table:table-row>
          <table:table-cell>
            <text:p>384.0</text:p>
          </table:table-cell>
          <table:table-cell>
            <text:p>G35</text:p>
          </table:table-cell>
        </table:table-row>
        <table:table-row>
          <table:table-cell>
            <text:p>376.0</text:p>
          </table:table-cell>
          <table:table-cell>
            <text:p>G36</text:p>
          </table:table-cell>
        </table:table-row>
        <table:table-row>
          <table:table-cell>
            <text:p>364.0</text:p>
          </table:table-cell>
          <table:table-cell>
            <text:p>G36</text:p>
          </table:table-cell>
        </table:table-row>
        <table:table-row>
          <table:table-cell>
            <text:p>783.0</text:p>
          </table:table-cell>
          <table:table-cell>
            <text:p>G37</text:p>
          </table:table-cell>
        </table:table-row>
        <table:table-row>
          <table:table-cell>
            <text:p>422.0</text:p>
          </table:table-cell>
          <table:table-cell>
            <text:p>G37</text:p>
          </table:table-cell>
        </table:table-row>
        <table:table-row>
          <table:table-cell>
            <text:p>522.0</text:p>
          </table:table-cell>
          <table:table-cell>
            <text:p>G38</text:p>
          </table:table-cell>
        </table:table-row>
        <table:table-row>
          <table:table-cell>
            <text:p>768.0</text:p>
          </table:table-cell>
          <table:table-cell>
            <text:p>G38</text:p>
          </table:table-cell>
        </table:table-row>
        <table:table-row>
          <table:table-cell>
            <text:p>672.0</text:p>
          </table:table-cell>
          <table:table-cell>
            <text:p>G39</text:p>
          </table:table-cell>
        </table:table-row>
        <table:table-row>
          <table:table-cell>
            <text:p>337.0</text:p>
          </table:table-cell>
          <table:table-cell>
            <text:p>G39</text:p>
          </table:table-cell>
        </table:table-row>
        <table:table-row>
          <table:table-cell>
            <text:p>971.0</text:p>
          </table:table-cell>
          <table:table-cell>
            <text:p>G40</text:p>
          </table:table-cell>
        </table:table-row>
        <table:table-row>
          <table:table-cell>
            <text:p>202.0</text:p>
          </table:table-cell>
          <table:table-cell>
            <text:p>G40</text:p>
          </table:table-cell>
        </table:table-row>
        <table:table-row>
          <table:table-cell>
            <text:p>221.0</text:p>
          </table:table-cell>
          <table:table-cell>
            <text:p>G41</text:p>
          </table:table-cell>
        </table:table-row>
        <table:table-row>
          <table:table-cell>
            <text:p>565.0</text:p>
          </table:table-cell>
          <table:table-cell>
            <text:p>G41</text:p>
          </table:table-cell>
        </table:table-row>
        <table:table-row>
          <table:table-cell>
            <text:p>156.0</text:p>
          </table:table-cell>
          <table:table-cell>
            <text:p>G42</text:p>
          </table:table-cell>
        </table:table-row>
        <table:table-row>
          <table:table-cell>
            <text:p>869.0</text:p>
          </table:table-cell>
          <table:table-cell>
            <text:p>G42</text:p>
          </table:table-cell>
        </table:table-row>
        <table:table-row>
          <table:table-cell>
            <text:p>252.0</text:p>
          </table:table-cell>
          <table:table-cell>
            <text:p>G43</text:p>
          </table:table-cell>
        </table:table-row>
        <table:table-row>
          <table:table-cell>
            <text:p>859.0</text:p>
          </table:table-cell>
          <table:table-cell>
            <text:p>G43</text:p>
          </table:table-cell>
        </table:table-row>
        <table:table-row>
          <table:table-cell>
            <text:p>18.0</text:p>
          </table:table-cell>
          <table:table-cell>
            <text:p>G44</text:p>
          </table:table-cell>
        </table:table-row>
        <table:table-row>
          <table:table-cell>
            <text:p>654.0</text:p>
          </table:table-cell>
          <table:table-cell>
            <text:p>G44</text:p>
          </table:table-cell>
        </table:table-row>
        <table:table-row>
          <table:table-cell>
            <text:p>400.0</text:p>
          </table:table-cell>
          <table:table-cell>
            <text:p>G45</text:p>
          </table:table-cell>
        </table:table-row>
        <table:table-row>
          <table:table-cell>
            <text:p>387.0</text:p>
          </table:table-cell>
          <table:table-cell>
            <text:p>G45</text:p>
          </table:table-cell>
        </table:table-row>
        <table:table-row>
          <table:table-cell>
            <text:p>321.0</text:p>
          </table:table-cell>
          <table:table-cell>
            <text:p>G46</text:p>
          </table:table-cell>
        </table:table-row>
        <table:table-row>
          <table:table-cell>
            <text:p>64.0</text:p>
          </table:table-cell>
          <table:table-cell>
            <text:p>G46</text:p>
          </table:table-cell>
        </table:table-row>
        <table:table-row>
          <table:table-cell>
            <text:p>165.0</text:p>
          </table:table-cell>
          <table:table-cell>
            <text:p>G47</text:p>
          </table:table-cell>
        </table:table-row>
        <table:table-row>
          <table:table-cell>
            <text:p>14.0</text:p>
          </table:table-cell>
          <table:table-cell>
            <text:p>G47</text:p>
          </table:table-cell>
        </table:table-row>
        <table:table-row>
          <table:table-cell>
            <text:p>606.0</text:p>
          </table:table-cell>
          <table:table-cell>
            <text:p>G48</text:p>
          </table:table-cell>
        </table:table-row>
        <table:table-row>
          <table:table-cell>
            <text:p>687.0</text:p>
          </table:table-cell>
          <table:table-cell>
            <text:p>G48</text:p>
          </table:table-cell>
        </table:table-row>
        <table:table-row>
          <table:table-cell>
            <text:p>255.0</text:p>
          </table:table-cell>
          <table:table-cell>
            <text:p>G49</text:p>
          </table:table-cell>
        </table:table-row>
        <table:table-row>
          <table:table-cell>
            <text:p>896.0</text:p>
          </table:table-cell>
          <table:table-cell>
            <text:p>G49</text:p>
          </table:table-cell>
        </table:table-row>
        <table:table-row>
          <table:table-cell>
            <text:p>68.0</text:p>
          </table:table-cell>
          <table:table-cell>
            <text:p>G50</text:p>
          </table:table-cell>
        </table:table-row>
        <table:table-row>
          <table:table-cell>
            <text:p>733.0</text:p>
          </table:table-cell>
          <table:table-cell>
            <text:p>G50</text:p>
          </table:table-cell>
        </table:table-row>
      </table:table>
    </office:spreadsheet>
  </office:body>
</office:document-content>
</file>